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4in" fo:margin-left="-0.1868in" table:align="left"/>
    </style:style>
    <style:style style:name="Table1.A" style:family="table-column">
      <style:table-column-properties style:column-width="0.9313in"/>
    </style:style>
    <style:style style:name="Table1.B" style:family="table-column">
      <style:table-column-properties style:column-width="0.9806in"/>
    </style:style>
    <style:style style:name="Table1.C" style:family="table-column">
      <style:table-column-properties style:column-width="0.8701in"/>
    </style:style>
    <style:style style:name="Table1.D" style:family="table-column">
      <style:table-column-properties style:column-width="0.8576in"/>
    </style:style>
    <style:style style:name="Table1.G" style:family="table-column">
      <style:table-column-properties style:column-width="1.0542in"/>
    </style:style>
    <style:style style:name="Table1.H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41in"/>
    </style:style>
    <style:style style:name="Table2" style:family="table">
      <style:table-properties style:width="1.066in" table:align="left"/>
    </style:style>
    <style:style style:name="Table2.A" style:family="table-column">
      <style:table-column-properties style:column-width="1.066in"/>
    </style:style>
    <style:style style:name="Table2.1" style:family="table-row">
      <style:table-row-properties style:min-row-height="0.8701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06af8" officeooo:paragraph-rsid="00006af8"/>
    </style:style>
    <style:style style:name="P2" style:family="paragraph" style:parent-style-name="Table_20_Contents">
      <style:text-properties officeooo:rsid="00022e76" officeooo:paragraph-rsid="00022e76"/>
    </style:style>
    <style:style style:name="P3" style:family="paragraph" style:parent-style-name="Standard">
      <style:text-properties officeooo:rsid="00006af8" officeooo:paragraph-rsid="00006af8"/>
    </style:style>
    <style:style style:name="P4" style:family="paragraph" style:parent-style-name="Standard">
      <style:text-properties officeooo:rsid="0001fb4b" officeooo:paragraph-rsid="0001fb4b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2e76" officeooo:paragraph-rsid="00022e76" style:font-weight-asian="bold" style:font-weight-complex="bold"/>
    </style:style>
    <style:style style:name="T1" style:family="text">
      <style:text-properties officeooo:rsid="00006af8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6af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0a9f0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STUDENT TOOL DESCRIPTION</text:span></text:p>
      <text:p text:style-name="Standard"/>
      <text:p text:style-name="Standard">-<text:span text:style-name="T1">Features</text:span></text:p>
      <text:p text:style-name="Standard"/>
      <text:p text:style-name="Standard">* <text:s/><text:span text:style-name="T3">Your TIMETABLE:</text:span></text:p>
      <text:p text:style-name="Standard"/>
      <text:p text:style-name="P1">+asks you much information to fill.=</text:p>
      <text:p text:style-name="P1"/>
      <text:p text:style-name="P1">$Class Time Table</text:p>
      <text:p text:style-name="P4">{</text:p>
      <text:p text:style-name="P4">&gt;How many days do you study in a week.</text:p>
      <text:p text:style-name="P4">&gt;What is the maximum of periods do you Study.</text:p>
      <text:p text:style-name="P4">&gt;How long is a period.</text:p>
      <text:p text:style-name="P4">&gt;How many lessons do you take?&gt;Enter Lesson N*1,...</text:p>
      <text:p text:style-name="P4">&gt;Fill The Table bellow</text:p>
      <text:p text:style-name="P4">}</text:p>
      <text:p text:style-name="P4"/>
      <text:p text:style-name="P4">NEXT</text:p>
      <text:p text:style-name="P4">{</text:p>
      <text:p text:style-name="P5">FILL THE FORM FOR TIME AVAILABLE FOR PREPS</text:p>
      <text:p text:style-name="P5"/>
      <text:p text:style-name="P4"/>
      <text:p text:style-name="P4">}</text:p>
      <text:p text:style-name="P1">$Usual Exam Time Table</text:p>
      <text:p text:style-name="P1"/>
      <text:p text:style-name="P1">+and then stores it in a database.</text:p>
      <text:p text:style-name="P1"/>
      <text:p text:style-name="P1">+uses the Information to create for you a timetable.</text:p>
      <text:p text:style-name="P1"/>
      <text:p text:style-name="P1">* <text:s/><text:span text:style-name="T2">Your Calculator:</text:span></text:p>
      <text:p text:style-name="P1"/>
      <text:p text:style-name="P1"><text:s/>+With a good design;</text:p>
      <text:p text:style-name="P1"><text:s/>+with simple operations</text:p>
      <text:p text:style-name="P1"/>
      <text:p text:style-name="P1">* <text:s/><text:span text:style-name="T2">Math Eased </text:span><text:span text:style-name="T4">Tools</text:span><text:span text:style-name="T2">:</text:span></text:p>
      <text:p text:style-name="P1">problems like . Circle (area,circumference,diameter);</text:p>
      <text:p text:style-name="P1"><text:tab/> <text:s text:c="10"/>. Transforms units (E.g: meter to Kilometers);</text:p>
      <text:p text:style-name="P1"><text:tab/> <text:s text:c="10"/>. <text:s/>Trigonometric tool.</text:p>
      <text:p text:style-name="P1"/>
      <text:p text:style-name="P1">* <text:s/><text:span text:style-name="T4">Customize Page Tool Ba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column table:style-name="Table1.H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onday</text:p>
          </table:table-cell>
          <table:table-cell table:style-name="Table1.A1" office:value-type="string">
            <text:p text:style-name="P2">Tuesday</text:p>
          </table:table-cell>
          <table:table-cell table:style-name="Table1.A1" office:value-type="string">
            <text:p text:style-name="P2">Wednesday</text:p>
          </table:table-cell>
          <table:table-cell table:style-name="Table1.A1" office:value-type="string">
            <text:p text:style-name="P2">Thursday</text:p>
          </table:table-cell>
          <table:table-cell table:style-name="Table1.A1" office:value-type="string">
            <text:p text:style-name="P2">Friday</text:p>
          </table:table-cell>
          <table:table-cell table:style-name="Table1.A1" office:value-type="string">
            <text:p text:style-name="P2">Saturday</text:p>
          </table:table-cell>
          <table:table-cell table:style-name="Table1.H1" office:value-type="string">
            <text:p text:style-name="P2">Sunday</text:p>
          </table:table-cell>
        </table:table-row>
        <table:table-row>
          <table:table-cell table:style-name="Table1.A2" office:value-type="string">
            <text:p text:style-name="P2">1<text:span text:style-name="T5">st</text:span> Prep</text:p>
          </table:table-cell>
          <table:table-cell table:style-name="Table1.A2" office:value-type="string">
            <text:p text:style-name="P2">05:30-06:30</text:p>
          </table:table-cell>
          <table:table-cell table:style-name="Table1.A2" office:value-type="string">
            <text:p text:style-name="P2">05:30-06:30</text:p>
          </table:table-cell>
          <table:table-cell table:style-name="Table1.A2" office:value-type="string">
            <text:p text:style-name="P2">05:30-06:30</text:p>
          </table:table-cell>
          <table:table-cell table:style-name="Table1.A2" office:value-type="string">
            <text:p text:style-name="P2">05:30-06:30</text:p>
          </table:table-cell>
          <table:table-cell table:style-name="Table1.A2" office:value-type="string">
            <text:p text:style-name="P2">05:30-06:30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<text:span text:style-name="T5">nd</text:span> Prep</text:p>
          </table:table-cell>
          <table:table-cell table:style-name="Table1.A2" office:value-type="string">
            <text:p text:style-name="P2">17:00-19:00</text:p>
          </table:table-cell>
          <table:table-cell table:style-name="Table1.A2" office:value-type="string">
            <text:p text:style-name="P2">17:00-19:00</text:p>
          </table:table-cell>
          <table:table-cell table:style-name="Table1.A2" office:value-type="string">
            <text:p text:style-name="P2">17:00-19:00</text:p>
          </table:table-cell>
          <table:table-cell table:style-name="Table1.A2" office:value-type="string">
            <text:p text:style-name="P2">17:00-19:00</text:p>
          </table:table-cell>
          <table:table-cell table:style-name="Table1.A2" office:value-type="string">
            <text:p text:style-name="P2">17:00-19:00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2">3<text:span text:style-name="T5">rd</text:span> Prep</text:p>
          </table:table-cell>
          <table:table-cell table:style-name="Table1.A2" office:value-type="string">
            <text:p text:style-name="P2">20:00-21:30</text:p>
          </table:table-cell>
          <table:table-cell table:style-name="Table1.A2" office:value-type="string">
            <text:p text:style-name="P2">20:00-<text:soft-page-break/>21:30</text:p>
          </table:table-cell>
          <table:table-cell table:style-name="Table1.A2" office:value-type="string">
            <text:p text:style-name="P2">20:00-<text:soft-page-break/>21:30</text:p>
          </table:table-cell>
          <table:table-cell table:style-name="Table1.A2" office:value-type="string">
            <text:p text:style-name="P2">20:00-<text:soft-page-break/>21:30</text:p>
          </table:table-cell>
          <table:table-cell table:style-name="Table1.A2" office:value-type="string">
            <text:p text:style-name="P2">20:00-<text:soft-page-break/>21:30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The same</text:p>
            <text:p text:style-name="P2">From</text:p>
            <text:p text:style-name="P2">Monday</text:p>
            <text:p text:style-name="P2">To --select-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8:53:32.823293590</meta:creation-date>
    <dc:date>2019-08-09T15:24:38.160746234</dc:date>
    <meta:editing-duration>PT8M10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2" meta:paragraph-count="56" meta:word-count="153" meta:character-count="969" meta:non-whitespace-character-count="838"/>
  </office:meta>
</office:document-meta>
</file>